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2-tx-Title-and-Text" presentation:presentation-page-layout-name="Master1-PPL12" draw:id="Slide-256">
        <draw:frame draw:id="id90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EZEKIEL 29-32<text:s text:c="1"/></text:span><text:span text:style-name="a484" text:class-names=""/></text:p>
          </draw:text-box>
          <svg:title/>
          <svg:desc/>
        </draw:frame>
        <draw:frame draw:id="id91" presentation:style-name="a496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THE PARABLE DESCRIBING EGYPT (31:1-9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THE PRIDE OF EGYPT (29:1-3; 31:10; 32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2" draw:style-name="a497" draw:master-page-name="Master1-Layout12-tx-Title-and-Text" presentation:presentation-page-layout-name="Master1-PPL12" draw:id="Slide-257">
        <draw:frame draw:id="id92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THE PRIDE OF EGYPT (29:1-3; 31:10; 32:1-2)<text:s text:c="1"/></text:span><text:span text:style-name="a499" text:class-names=""/></text:p>
          </draw:text-box>
          <svg:title/>
          <svg:desc/>
        </draw:frame>
        <draw:frame draw:id="id93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She feels she owns the Nile River (29:1-3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She boasts of being the greatest (31:10).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She claims to be a lion among the nations (32:1-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3" draw:style-name="a515" draw:master-page-name="Master1-Layout12-tx-Title-and-Text" presentation:presentation-page-layout-name="Master1-PPL12" draw:id="Slide-258">
        <draw:frame draw:id="id94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EZEKIEL 29-32<text:s text:c="1"/></text:span><text:span text:style-name="a517" text:class-names=""/></text:p>
          </draw:text-box>
          <svg:title/>
          <svg:desc/>
        </draw:frame>
        <draw:frame draw:id="id95" presentation:style-name="a532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PARABLE DESCRIBING EGYPT (31:1-9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PRIDE OF EGYPT (29:1-3; 31:10; 32:1-2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PLUNDERING OF EGYPT (29:4-10, 17-21; 30:1-26; 31:11-18; 32:3-3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4" draw:style-name="a533" draw:master-page-name="Master1-Layout13-twoColTx-Title-and-2-Column-Text" presentation:presentation-page-layout-name="Master1-PPL13" draw:id="Slide-259">
        <draw:frame draw:id="id96" presentation:style-name="a537" draw:name="Title 1" svg:x="1.38in" svg:y="0.4in" svg:width="10.6in" svg:height="1.44965in" presentation:class="title" presentation:placeholder="false">
          <draw:text-box>
            <text:p text:style-name="a536" text:class-names="" text:cond-style-name=""><text:span text:style-name="a534" text:class-names="">THE PLUNDERING OF EGYPT (29:4-10, 17-21; 30:1-26; 31:11-18; 32:3-32):<text:s text:c="1"/></text:span><text:span text:style-name="a535" text:class-names=""/></text:p>
          </draw:text-box>
          <svg:title/>
          <svg:desc/>
        </draw:frame>
        <draw:frame draw:id="id97" presentation:style-name="a550" draw:name="Text Placeholder 2" svg:x="1.38021in" svg:y="2in" svg:width="4.61632in" svg:height="4.75868in" presentation:class="outline" presentation:placeholder="false">
          <draw:text-box>
            <text:list text:style-name="a540">
              <text:list-item>
                <text:p text:style-name="a539" text:class-names="" text:cond-style-name=""><text:span text:style-name="a538" text:class-names=""><text:s text:c="1"/>First occasion (29:4-10):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Second occasion (29:17-21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ird occasion (30:1-19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  <draw:frame draw:id="id98" presentation:style-name="a566" draw:name="Text Placeholder 3" svg:x="6.16319in" svg:y="2in" svg:width="4.61632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Fourth occasion (30:20-26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Fifth occasion (31:11-18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Sixth occasion (32:3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eventh occasion (32:17-32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5" draw:style-name="a567" draw:master-page-name="Master1-Layout12-tx-Title-and-Text" presentation:presentation-page-layout-name="Master1-PPL12" draw:id="Slide-260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EZEKIEL 29-32<text:s text:c="1"/></text:span><text:span text:style-name="a569" text:class-names=""/></text:p>
          </draw:text-box>
          <svg:title/>
          <svg:desc/>
        </draw:frame>
        <draw:frame draw:id="id100" presentation:style-name="a587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ARABLE DESCRIBING EGYPT (31:1-9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PRIDE OF EGYPT (29:1-3; 31:10; 32:1-2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PLUNDERING OF EGYPT (29:4-10, 17-21; 30:1-26; 31:11-18; 32:3-32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ITY ON EGYPT (29:11-1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6" draw:style-name="a588" draw:master-page-name="Master1-Layout12-tx-Title-and-Text" presentation:presentation-page-layout-name="Master1-PPL12" draw:id="Slide-261">
        <draw:frame draw:id="id101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THE PITY ON EGYPT (29:11-16):<text:s text:c="1"/></text:span><text:span text:style-name="a590" text:class-names=""/></text:p>
          </draw:text-box>
          <svg:title/>
          <svg:desc/>
        </draw:frame>
        <draw:frame draw:id="id102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decades (29:11-12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deliverance (29:13-16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7" draw:style-name="a603" draw:master-page-name="Master1-Layout12-tx-Title-and-Text" presentation:presentation-page-layout-name="Master1-PPL12" draw:id="Slide-262">
        <draw:frame draw:id="id103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EZEKIEL 29-32<text:s text:c="1"/></text:span><text:span text:style-name="a605" text:class-names=""/></text:p>
          </draw:text-box>
          <svg:title/>
          <svg:desc/>
        </draw:frame>
        <draw:frame draw:id="id104" presentation:style-name="a623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THE PARABLE DESCRIBING EGYPT (31:1-9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PRIDE OF EGYPT (29:1-3; 31:10; 32:1-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PLUNDERING OF EGYPT (29:4-10, 17-21; 30:1-26; 31:11-18; 32:3-32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THE PITY ON EGYPT (29:11-16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9-32 </dc:title>
    <meta:initial-creator>David STRICKLAND</meta:initial-creator>
    <dc:creator>David STRICKLAND</dc:creator>
    <meta:creation-date>2020-02-23T23:12:32Z</meta:creation-date>
    <dc:date>2020-02-23T23:12:32Z</dc:date>
    <meta:template xlink:href="BibleStudy" xlink:type="simple"/>
    <meta:editing-cycles>1</meta:editing-cycles>
    <meta:editing-duration>PT0S</meta:editing-duration>
    <meta:document-statistic meta:paragraph-count="32" meta:word-count="260"/>
  </office:meta>
</office:document-meta>
</file>